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fo:color="#999999" loext:opacity="100%" officeooo:rsid="000f0287" officeooo:paragraph-rsid="000f0287"/>
    </style:style>
    <style:style style:name="P3" style:family="paragraph" style:parent-style-name="Standard">
      <style:text-properties fo:color="#999999" loext:opacity="100%" officeooo:rsid="000f0287" officeooo:paragraph-rsid="00104600"/>
    </style:style>
    <style:style style:name="P4" style:family="paragraph" style:parent-style-name="Standard">
      <style:text-properties fo:color="#999999" loext:opacity="100%" officeooo:rsid="000fcfa2" officeooo:paragraph-rsid="000fcfa2"/>
    </style:style>
    <style:style style:name="P5" style:family="paragraph" style:parent-style-name="Standard">
      <style:text-properties style:use-window-font-color="true" loext:opacity="0%" officeooo:rsid="000f0287" officeooo:paragraph-rsid="000f0287"/>
    </style:style>
    <style:style style:name="P6" style:family="paragraph" style:parent-style-name="Standard">
      <style:text-properties officeooo:rsid="00104600" officeooo:paragraph-rsid="00104600"/>
    </style:style>
    <style:style style:name="P7" style:family="paragraph" style:parent-style-name="Heading_20_1">
      <style:text-properties officeooo:rsid="00104600" officeooo:paragraph-rsid="00104600"/>
    </style:style>
    <style:style style:name="P8" style:family="paragraph" style:parent-style-name="Standard">
      <style:text-properties fo:color="#999999" loext:opacity="100%" officeooo:rsid="000f0287" officeooo:paragraph-rsid="000f0287"/>
    </style:style>
    <style:style style:name="P9" style:family="paragraph" style:parent-style-name="Standard" style:list-style-name="L1">
      <style:text-properties fo:color="#999999" loext:opacity="100%" officeooo:rsid="000f0287" officeooo:paragraph-rsid="000f0287"/>
    </style:style>
    <style:style style:name="P10" style:family="paragraph" style:parent-style-name="Standard" style:list-style-name="L2">
      <style:text-properties fo:color="#999999" loext:opacity="100%" officeooo:rsid="000f0287" officeooo:paragraph-rsid="000f0287"/>
    </style:style>
    <style:style style:name="P11" style:family="paragraph" style:parent-style-name="Standard">
      <style:paragraph-properties fo:text-align="justify" style:justify-single-word="false"/>
      <style:text-properties officeooo:rsid="000f0287" officeooo:paragraph-rsid="000f0287"/>
    </style:style>
    <style:style style:name="T1" style:family="text">
      <style:text-properties officeooo:rsid="00104600"/>
    </style:style>
    <style:style style:name="T2" style:family="text">
      <style:text-properties fo:font-style="italic" style:font-style-asian="italic" style:font-style-complex="italic"/>
    </style:style>
    <style:style style:name="T3" style:family="text">
      <style:text-properties fo:font-style="italic" officeooo:rsid="00104600" style:font-style-asian="italic" style:font-style-complex="italic"/>
    </style:style>
    <style:style style:name="T4" style:family="text">
      <style:text-properties officeooo:rsid="0011299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 les entrées en gris sont à remplacer par votre propre texte</text:p>
      <text:p text:style-name="P1"/>
      <text:p text:style-name="Title">Rapport de projet de LP25</text:p>
      <text:p text:style-name="P1"/>
      <text:p text:style-name="P4">Liste des membres : nom, prénom, niveau (TCn)</text:p>
      <text:p text:style-name="P1"/>
      <text:p text:style-name="P1">Automne 202<text:span text:style-name="T4">4</text:span></text:p>
      <text:p text:style-name="P1"/>
      <text:h text:style-name="Heading_20_1" text:outline-level="1">Contexte du projet</text:h>
      <text:p text:style-name="P1"/>
      <text:p text:style-name="P11">Le projet consiste à construire une solution de sauvegarde incrémentale d'un répertoire source (le répertoire à sauvegarder) vers un répertoire cible (le répertoire de sauvegarde). Il s'agit de développer un programme en langage C pour créer un outil de sauvegarde inspiré de <text:span text:style-name="T2">Borg Backup</text:span>, avec un accent sur la déduplication des données et la possibilité de réaliser des sauvegardes sur un serveur distant via des sockets.</text:p>
      <text:p text:style-name="P1"/>
      <text:p text:style-name="P3">Les parties à compléter sont décrites par un texte grisé. Vous devez supprimer ce texte – y compris ces deux phrases - avant de rendre le rapport, et n’y laisser que vos contributions.</text:p>
      <text:h text:style-name="Heading_20_1" text:outline-level="1">État des lieux des compétences du groupe</text:h>
      <text:p text:style-name="P1"/>
      <text:p text:style-name="P2">Ajouter ici un contexte relativement à votre compétence en C avant LP25, et tirée des C/TD/TP pour situer vos difficultés anticipées au début du projet</text:p>
      <text:p text:style-name="P1"/>
      <text:h text:style-name="Heading_20_1" text:outline-level="1">Répartition des tâches : planification</text:h>
      <text:p text:style-name="P1"/>
      <text:p text:style-name="P2">Ici, décrire les tâches telles que vous les avez identifiées, et à qui elles ont été affectées. Donner les estimations de durée de chaque tâche.</text:p>
      <text:p text:style-name="P1"/>
      <text:h text:style-name="Heading_20_1" text:outline-level="1">Répartition des tâches : réalisation</text:h>
      <text:p text:style-name="P1"/>
      <text:p text:style-name="P2">Reprendre la section ci-dessus avec cette fois les données réelles : qui a fait quoi, en combien de temps.</text:p>
      <text:p text:style-name="P1"/>
      <text:h text:style-name="Heading_20_1" text:outline-level="1">Difficultés rencontrées</text:h>
      <text:p text:style-name="P1"/>
      <text:h text:style-name="Heading_20_2" text:outline-level="2">Compréhension des objectifs</text:h>
      <text:p text:style-name="P1"/>
      <text:p text:style-name="P2">Décrire pour chaque difficulté liée à la compréhension des instructions :</text:p>
      <text:list text:style-name="L1">
        <text:list-item>
          <text:p text:style-name="P9">Quelle instruction était incomplète pour vous</text:p>
        </text:list-item>
        <text:list-item>
          <text:p text:style-name="P9"><text:soft-page-break/>Comment vous avez complété votre compréhension de l’instruction</text:p>
        </text:list-item>
        <text:list-item>
          <text:p text:style-name="P9">Si vous auriez pu remédier à ce problème plus tôt</text:p>
        </text:list-item>
      </text:list>
      <text:p text:style-name="P1"/>
      <text:h text:style-name="Heading_20_2" text:outline-level="2">Réalisation des objectifs</text:h>
      <text:p text:style-name="P1"/>
      <text:p text:style-name="P2">Décrire pour chaque difficulté rencontrée dans l’implémentation :</text:p>
      <text:list text:style-name="L2">
        <text:list-item>
          <text:p text:style-name="P10">Les « symptômes » de cette difficulté (par ex. : des résultats incohérents, des données perdues dans les communications, etc.)</text:p>
        </text:list-item>
        <text:list-item>
          <text:p text:style-name="P10">Comment le problème a été résolu (architecture du code dans la fonctionnalité concernée par exemple)</text:p>
        </text:list-item>
        <text:list-item>
          <text:p text:style-name="P10">Si le problème aurait pu être anticipé.</text:p>
        </text:list-item>
        <text:list-item>
          <text:p text:style-name="P10">Ce qui aurait pu faciliter la résolution/éviter le problème</text:p>
        </text:list-item>
      </text:list>
      <text:p text:style-name="P1"/>
      <text:h text:style-name="P7" text:outline-level="1">Proposition d’une amélioration</text:h>
      <text:p text:style-name="P1"/>
      <text:p text:style-name="P3">Le modèle de code n’est pas optimal. Proposer une piste d’amélioration en décrivant dans les grandes lignes ce que ça changerait au code.</text:p>
      <text:p text:style-name="P6"/>
      <text:h text:style-name="Heading_20_1" text:outline-level="1">Analyse des résultats</text:h>
      <text:p text:style-name="P1"/>
      <text:p text:style-name="P2">Proposer votre analyse des résultats</text:p>
      <text:p text:style-name="P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2">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
      <text:p text:style-name="P2">Pour chaque blocage, identifier la tâche, l’impact sur le projet (délai, performance, complétion), la source profonde selon vous (incompréhension du sujet, mauvaise évaluation de la charge <text:soft-page-break/>nécessaire, etc.), comment – avec le recul – il aurait été plus efficace de procéder et ce que cette prise de recul vous apporte pour votre futur.</text:p>
      <text:p text:style-name="P2"/>
      <text:p text:style-name="P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
      <text:h text:style-name="Heading_20_1" text:outline-level="1">Conclusion</text:h>
      <text:p text:style-name="P5"/>
      <text:p text:style-name="P2">Vous conclurez sur votre projet et son déroulement dans cette sectio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12-09T07:52:02.093158934</dc:date>
    <meta:editing-duration>PT55M28S</meta:editing-duration>
    <meta:editing-cycles>4</meta:editing-cycles>
    <meta:generator>LibreOffice/24.2.7.2$Linux_X86_64 LibreOffice_project/420$Build-2</meta:generator>
    <meta:document-statistic meta:table-count="0" meta:image-count="0" meta:object-count="0" meta:page-count="3" meta:paragraph-count="36" meta:word-count="720" meta:character-count="4533" meta:non-whitespace-character-count="3853"/>
  </office:meta>
</office:document-meta>
</file>